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Hindi" svg:font-family="'Lohit Hind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F" fo:font-size="12pt" fo:font-weight="bold" style:font-name-asian="Lohit Hindi" style:font-size-asian="12pt" style:language-asian="hi" style:country-asian="IN" style:font-weight-asian="bold" style:font-name-complex="DejaVu Sans" style:font-size-complex="6.80000019073486pt" style:language-complex="en" style:country-complex="US" style:font-weight-complex="bold"/>
    </style:style>
    <style:style style:name="T1" style:family="text">
      <style:text-properties fo:country="US" style:letter-kerning="true" style:country-asian="IN" style:font-name-asian="Lohit Hindi" style:font-size-asian="12pt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太阳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一、天象、地理</text:p>
          </table:table-cell>
          <table:table-cell/>
          <table:table-cell table:style-name="ce2" office:value-type="string" calcext:value-type="string">
            <text:p>名 詞</text:p>
          </table:table-cell>
        </table:table-row>
        <table:table-row table:style-name="ro1">
          <table:table-cell office:value-type="string" calcext:value-type="string">
            <text:p>月亮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星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风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雨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雾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露水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霜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雪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冰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冰雹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閃电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雷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虹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天气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晴天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阴天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海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湖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池塘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风景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时候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二、时間、节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今年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明年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后年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去年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前年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日子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今天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明天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后天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大后天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昨天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前天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大前天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白天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夜問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早晨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上午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中午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下午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傍晚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晚上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元且（正月初一）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端午节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中秋节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重阳节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除夕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金子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三、矿物及其他自然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銀子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銅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鉄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鋼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鉛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鍚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煤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煤油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汽油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石头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泥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灰尘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老虎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四、动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獅子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豹子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狼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鹿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猴子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兎子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老鼠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老鹰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猫头鹰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雁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燕子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烏鴉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喜鹊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麻雀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鸽子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八哥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牲口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公牛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母牛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公馬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母馬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公猪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母猪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公狗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母狗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驴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騾子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羊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猫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公鸡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閹鸡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母鸡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小鸡儿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鴨子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鵝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鲤魚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鯽魚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黃花魚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螃蟹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虾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蚌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靑蛙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癩蛤蟆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烏龟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蝸牛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蚯蚓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蚕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蜜蜂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蜻蜓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蝉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螢火虫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蟋蟀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螞蚁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蒼蝇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蚊子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臭虫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蜘蛛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蜈蚣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蛇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壁虎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翅膀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蹄子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爪子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尾巴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鳞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梅花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五、植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杏花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桃花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荷花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桂花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艾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棉花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稻子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大米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糯米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麦子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面粉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谷子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小米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麸子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糠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高粱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玉米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花生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向日葵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甘薯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马铃薯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蔬菜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卷心菜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南瓜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冬瓜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黃瓜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茄子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番茄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韭菜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葱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蒜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辣椒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水果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桃儿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梨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桔子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柚子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梅子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葡萄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樱桃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橄榄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荸薺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枣儿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栗子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核桃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香蕉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荔枝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桂圓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西瓜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核儿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果皮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早飯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六、飮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午飯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晚飯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米飯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粥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米湯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饅头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包子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餃子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餛飩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面条儿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糕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餡儿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菜(菜肴）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荤菜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素菜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湯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猪肉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猪肝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猪舌头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鸡蛋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腐乳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粉条儿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作料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猪油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酱油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醋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糖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蜂蜜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酒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茶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冰淇淋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冰棍儿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开水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紙烟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衣服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<text:span text:style-name="T1">七、服飾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上衣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衬衫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汗衫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夹祅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毛衣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大衣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裤子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群子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短褲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帽子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鞋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拖鞋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木拖鞋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靴子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围巾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手套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袜子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毛巾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手帕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围嘴儿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領子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袖子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里子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房子</text:p>
          </table:table-cell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八、房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屋子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正房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厢房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厨房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厠所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柱子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房梁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墙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窗子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鬥檻儿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晒台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栏杆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台阶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楼梯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院子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天井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井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家俱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九、器具、日常用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桌子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椅子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凳子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书桌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柜子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抽屜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盒子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箱子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皮箱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床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被子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褥子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毯子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枕头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席子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帐子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鍋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鍋鏟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菜刀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筷子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调羹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缸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水瓢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坛子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罐子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瓶子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木柴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木炭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火炉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热水瓶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浆糊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針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頂針儿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綫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绳子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鎖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钥匙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扇子 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伞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拐杖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电筒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蜡烛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火柴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肥皂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牙刷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抹布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扫帚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撣子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簸箕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痰盂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算盘</text:p>
          </table:table-cell>
          <table:table-cell office:value-type="float" office:value="156" calcext:value-type="float">
            <text:p>156</text:p>
          </table:table-cell>
          <table:table-cell table:style-name="ce3" office:value-type="string" calcext:value-type="string">
            <text:p><text:span text:style-name="T1">十、工具、材料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秤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戥子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尺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剪子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锤子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斧头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钳子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镊子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凿子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鋸子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銼刀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钻子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錐子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鉋子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小刀儿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钩子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釘子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梯子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鋤头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鐮刀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扁担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篩子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輪子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木头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竹子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石灰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水泥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橡胶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漆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玻璃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錢</text:p>
          </table:table-cell>
          <table:table-cell office:value-type="float" office:value="172" calcext:value-type="float">
            <text:p>172</text:p>
          </table:table-cell>
          <table:table-cell table:style-name="ce3" office:value-type="string" calcext:value-type="string">
            <text:p><text:span text:style-name="T1">十一、商业、邮电、交通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商店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飯館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邮局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邮票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車站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碼头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汽車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自行車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人力車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輪船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汽船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小船儿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街道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人行道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巷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桥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学校</text:p>
          </table:table-cell>
          <table:table-cell office:value-type="float" office:value="180" calcext:value-type="float">
            <text:p>180</text:p>
          </table:table-cell>
          <table:table-cell table:style-name="ce3" office:value-type="string" calcext:value-type="string">
            <text:p><text:span text:style-name="T1">十二、文化、娛乐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书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本子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紙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硯台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毛笔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鋼笔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信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信封儿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信紙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橡皮圈儿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图章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徽章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相片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电影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故事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球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秋千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风箏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炮仗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哨子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头</text:p>
          </table:table-cell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十三、人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头髮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前額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眼晴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鼻子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耳朵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嘴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舌头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脖子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夹肢窝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胳膊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左手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右手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手指头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大姆指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小姆指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指甲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屁股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大腿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膝盖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男人</text:p>
          </table:table-cell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十四、人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女人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老头儿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老太婆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小伙子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小孩儿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男孩儿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女孩儿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聋子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瞎子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哑吧</text:p>
          </table:table-cell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結巴</text:p>
          </table:table-cell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麻子</text:p>
          </table:table-cell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禿子</text:p>
          </table:table-cell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駝子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跛子</text:p>
          </table:table-cell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疯子</text:p>
          </table:table-cell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单身汉</text:p>
          </table:table-cell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寡妇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双胞胎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小偷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强盜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爷爷</text:p>
          </table:table-cell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十五、亲属称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奶奶</text:p>
          </table:table-cell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爸爸</text:p>
          </table:table-cell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媽媽</text:p>
          </table:table-cell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后母</text:p>
          </table:table-cell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伯父</text:p>
          </table:table-cell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伯母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叔父</text:p>
          </table:table-cell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嬸母</text:p>
          </table:table-cell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姑父</text:p>
          </table:table-cell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姑母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外公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外婆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萬父</text:p>
          </table:table-cell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與母</text:p>
          </table:table-cell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姨父</text:p>
          </table:table-cell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姨母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丈人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丈母</text:p>
          </table:table-cell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公公</text:p>
          </table:table-cell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婆婆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丈夫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妻子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哥哥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嫂子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弟弟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姐姐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姐夫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妹妹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妹夫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大伯子</text:p>
          </table:table-cell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小叔子</text:p>
          </table:table-cell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大姑子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小姑子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儿子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媳妇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女儿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女婿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侄儿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侄女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外甥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孙子</text:p>
          </table:table-cell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孙女</text:p>
          </table:table-cell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外孙</text:p>
          </table:table-cell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前面</text:p>
          </table:table-cell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十六、方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后面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里面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外面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上面</text:p>
          </table:table-cell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下面</text:p>
          </table:table-cell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中間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旁边</text:p>
          </table:table-cell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隔壁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城里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乡下</text:p>
          </table:table-cell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东西</text:p>
          </table:table-cell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十七、其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粉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末子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泡沫</text:p>
          </table:table-cell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口水</text:p>
          </table:table-cell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垃圾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角落</text:p>
          </table:table-cell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窟窿</text:p>
          </table:table-cell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猪圈</text:p>
          </table:table-cell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鸡窝</text:p>
          </table:table-cell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坟</text:p>
          </table:table-cell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棺材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事情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刮风</text:p>
          </table:table-cell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一、自然变化</text:p>
          </table:table-cell>
          <table:table-cell table:style-name="ce2" office:value-type="string" calcext:value-type="string">
            <text:p>动詞</text:p>
          </table:table-cell>
          <table:table-cell/>
        </table:table-row>
        <table:table-row table:style-name="ro1">
          <table:table-cell office:value-type="string" calcext:value-type="string">
            <text:p>下雨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打閃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打雷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結冰</text:p>
          </table:table-cell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化雪</text:p>
          </table:table-cell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淋雨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退色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掉(掉下来）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看</text:p>
          </table:table-cell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二、五官动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眨眼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瞪眼</text:p>
          </table:table-cell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听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聞</text:p>
          </table:table-cell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吃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喝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吸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咬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啮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嚼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舔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呑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含</text:p>
          </table:table-cell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噴</text:p>
          </table:table-cell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吹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嚐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拿</text:p>
          </table:table-cell>
          <table:table-cell office:value-type="float" office:value="259" calcext:value-type="float">
            <text:p>259</text:p>
          </table:table-cell>
          <table:table-cell table:style-name="ce3" office:value-type="string" calcext:value-type="string">
            <text:p><text:span text:style-name="T1">三、肢体动作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捏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掐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摸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捞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找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摘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擦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搓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提</text:p>
          </table:table-cell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举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托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端</text:p>
          </table:table-cell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捧</text:p>
          </table:table-cell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抬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搬</text:p>
          </table:table-cell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按</text:p>
          </table:table-cell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推</text:p>
          </table:table-cell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挡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撑</text:p>
          </table:table-cell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拖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拉</text:p>
          </table:table-cell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拔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扶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搂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抱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开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关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封</text:p>
          </table:table-cell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塞</text:p>
          </table:table-cell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盖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罩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套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卷</text:p>
          </table:table-cell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包</text:p>
          </table:table-cell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系</text:p>
          </table:table-cell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解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剝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折(折叠）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叠（堆叠）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鋪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装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打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捅</text:p>
          </table:table-cell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碰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撕</text:p>
          </table:table-cell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弹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扔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塡</text:p>
          </table:table-cell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埋</text:p>
          </table:table-cell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走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跑</text:p>
          </table:table-cell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跳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踩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跨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站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蹲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靠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躺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摔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挤</text:p>
          </table:table-cell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躱</text:p>
          </table:table-cell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挑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措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跟</text:p>
          </table:table-cell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逃跑</text:p>
          </table:table-cell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脱</text:p>
          </table:table-cell>
          <table:table-cell office:value-type="float" office:value="292" calcext:value-type="float">
            <text:p>292</text:p>
          </table:table-cell>
          <table:table-cell table:style-name="ce3" office:value-type="string" calcext:value-type="string">
            <text:p><text:span text:style-name="T1">四、日常操作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戴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洗</text:p>
          </table:table-cell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刷</text:p>
          </table:table-cell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涮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漱口</text:p>
          </table:table-cell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冼澡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晒</text:p>
          </table:table-cell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晾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熨</text:p>
          </table:table-cell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染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剪</text:p>
          </table:table-cell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裁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切</text:p>
          </table:table-cell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割</text:p>
          </table:table-cell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刴</text:p>
          </table:table-cell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杀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宰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泼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浇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扫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点</text:p>
          </table:table-cell>
          <table:table-cell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收拾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撹和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拌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选择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藏(收存）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說</text:p>
          </table:table-cell>
          <table:table-cell office:value-type="float" office:value="305" calcext:value-type="float">
            <text:p>305</text:p>
          </table:table-cell>
          <table:table-cell table:style-name="ce3" office:value-type="string" calcext:value-type="string">
            <text:p><text:span text:style-name="T1">五、交际、事务、人事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閑淡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問</text:p>
          </table:table-cell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理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叫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喊</text:p>
          </table:table-cell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笑</text:p>
          </table:table-cell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哭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駡</text:p>
          </table:table-cell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开玩笑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发脾气</text:p>
          </table:table-cell>
          <table:table-cell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吵架</text:p>
          </table:table-cell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打架</text:p>
          </table:table-cell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劝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吹牛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拍馬</text:p>
          </table:table-cell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发誓</text:p>
          </table:table-cell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陪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做事儿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干活儿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种地</text:p>
          </table:table-cell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开車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买布</text:p>
          </table:table-cell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买油</text:p>
          </table:table-cell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买药(买中药）</text:p>
          </table:table-cell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活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死</text:p>
          </table:table-cell>
          <table:table-cell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結婚（指男方）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結婚（指女方）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生（生育）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上課</text:p>
          </table:table-cell>
          <table:table-cell office:value-type="float" office:value="320" calcext:value-type="float">
            <text:p>320</text:p>
          </table:table-cell>
          <table:table-cell table:style-name="ce3" office:value-type="string" calcext:value-type="string">
            <text:p><text:span text:style-name="T1">六、文化、娛乐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下課</text:p>
          </table:table-cell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敎</text:p>
          </table:table-cell>
          <table:table-cell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学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玩儿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游泳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照相</text:p>
          </table:table-cell>
          <table:table-cell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赢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輸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休息</text:p>
          </table:table-cell>
          <table:table-cell office:value-type="float" office:value="325" calcext:value-type="float">
            <text:p>325</text:p>
          </table:table-cell>
          <table:table-cell table:style-name="ce3" office:value-type="string" calcext:value-type="string">
            <text:p><text:span text:style-name="T1">七、生理、病理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睡觉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打呵欠</text:p>
          </table:table-cell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打瞌睡</text:p>
          </table:table-cell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打冷噤</text:p>
          </table:table-cell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哆嗦</text:p>
          </table:table-cell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喷嚏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抓痒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撒（撒尿）</text:p>
          </table:table-cell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拉(拉屎）</text:p>
          </table:table-cell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生病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着凉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咳嗽</text:p>
          </table:table-cell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头暈</text:p>
          </table:table-cell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发烧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泻肚</text:p>
          </table:table-cell>
          <table:table-cell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生疟疾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喜欢</text:p>
          </table:table-cell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八、感受、思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討厌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怪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恨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后悔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怕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知道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想</text:p>
          </table:table-cell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打算</text:p>
          </table:table-cell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相信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怀疑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小心</text:p>
          </table:table-cell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想念</text:p>
          </table:table-cell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忘記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要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不要</text:p>
          </table:table-cell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应該</text:p>
          </table:table-cell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九、願望、判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値得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是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不是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沒有（无）</text:p>
          </table:table-cell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接吻</text:p>
          </table:table-cell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十、其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上坟</text:p>
          </table:table-cell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遗失</text:p>
          </table:table-cell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浪费</text:p>
          </table:table-cell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大</text:p>
          </table:table-cell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一、形状、情况</text:p>
          </table:table-cell>
          <table:table-cell table:style-name="ce3" office:value-type="string" calcext:value-type="string">
            <text:p><text:span text:style-name="T1">形容詞</text:span></text:p>
          </table:table-cell>
          <table:table-cell/>
        </table:table-row>
        <table:table-row table:style-name="ro1">
          <table:table-cell office:value-type="string" calcext:value-type="string">
            <text:p>小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髙</text:p>
          </table:table-cell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低</text:p>
          </table:table-cell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矮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长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短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粗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細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宽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窄</text:p>
          </table:table-cell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厚</text:p>
          </table:table-cell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薄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深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浅</text:p>
          </table:table-cell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空</text:p>
          </table:table-cell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滿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方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圓</text:p>
          </table:table-cell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平</text:p>
          </table:table-cell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正</text:p>
          </table:table-cell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反</text:p>
          </table:table-cell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歪</text:p>
          </table:table-cell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横</text:p>
          </table:table-cell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竪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直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斜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陡</text:p>
          </table:table-cell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弯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亮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暗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黑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輕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重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干</text:p>
          </table:table-cell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湿</text:p>
          </table:table-cell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稠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釅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稀</text:p>
          </table:table-cell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硬</text:p>
          </table:table-cell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軟</text:p>
          </table:table-cell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老(不嫩）</text:p>
          </table:table-cell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嫩</text:p>
          </table:table-cell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脆</text:p>
          </table:table-cell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結实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生（不熟）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整齐</text:p>
          </table:table-cell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乱</text:p>
          </table:table-cell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破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干淨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骯髒</text:p>
          </table:table-cell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热鬧</text:p>
          </table:table-cell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淸楚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模糊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渾</text:p>
          </table:table-cell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快(鋒利）</text:p>
          </table:table-cell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快(迅速）</text:p>
          </table:table-cell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早</text:p>
          </table:table-cell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晚</text:p>
          </table:table-cell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好</text:p>
          </table:table-cell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二、性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坏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差</text:p>
          </table:table-cell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难</text:p>
          </table:table-cell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容易</text:p>
          </table:table-cell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貴</text:p>
          </table:table-cell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便宜</text:p>
          </table:table-cell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热</text:p>
          </table:table-cell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三、生理感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冷</text:p>
          </table:table-cell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烫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暧和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溫</text:p>
          </table:table-cell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凉</text:p>
          </table:table-cell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香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臭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餿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咸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淡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餓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渴</text:p>
          </table:table-cell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累</text:p>
          </table:table-cell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痒</text:p>
          </table:table-cell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舒服</text:p>
          </table:table-cell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忙</text:p>
          </table:table-cell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闲</text:p>
          </table:table-cell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胖</text:p>
          </table:table-cell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四、形貌体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肥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瘦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老（不年輕）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年輕</text:p>
          </table:table-cell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好看、漂亮</text:p>
          </table:table-cell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难看、丑</text:p>
          </table:table-cell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强壮</text:p>
          </table:table-cell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傻</text:p>
          </table:table-cell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五、品性、行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老实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狡猾</text:p>
          </table:table-cell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直爽</text:p>
          </table:table-cell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大方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小气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骄傲</text:p>
          </table:table-cell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謙虚</text:p>
          </table:table-cell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乖</text:p>
          </table:table-cell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顽皮</text:p>
          </table:table-cell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勤快</text:p>
          </table:table-cell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懒</text:p>
          </table:table-cell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能干</text:p>
          </table:table-cell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內行</text:p>
          </table:table-cell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外行</text:p>
          </table:table-cell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髙兴</text:p>
          </table:table-cell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六、心理感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合意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煩恼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可怜</text:p>
          </table:table-cell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倒霉</text:p>
          </table:table-cell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奇怪</text:p>
          </table:table-cell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害怕</text:p>
          </table:table-cell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害羞</text:p>
          </table:table-cell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我</text:p>
          </table:table-cell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一、人称代詞</text:p>
          </table:table-cell>
          <table:table-cell office:value-type="string" calcext:value-type="string">
            <text:p>代 詞</text:p>
          </table:table-cell>
          <table:table-cell/>
        </table:table-row>
        <table:table-row table:style-name="ro1">
          <table:table-cell office:value-type="string" calcext:value-type="string">
            <text:p>你</text:p>
          </table:table-cell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他</text:p>
          </table:table-cell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我們</text:p>
          </table:table-cell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咱們</text:p>
          </table:table-cell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你們</text:p>
          </table:table-cell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他們</text:p>
          </table:table-cell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大家</text:p>
          </table:table-cell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自己</text:p>
          </table:table-cell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人家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我的</text:p>
          </table:table-cell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二、物主代詞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你的</text:p>
          </table:table-cell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他的</text:p>
          </table:table-cell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別的</text:p>
          </table:table-cell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这个</text:p>
          </table:table-cell>
          <table:table-cell office:value-type="float" office:value="410" calcext:value-type="float">
            <text:p>410</text:p>
          </table:table-cell>
          <table:table-cell table:style-name="ce3" office:value-type="string" calcext:value-type="string">
            <text:p><text:span text:style-name="T1">三、指示代詞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那个</text:p>
          </table:table-cell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这些</text:p>
          </table:table-cell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那些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这儿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那儿</text:p>
          </table:table-cell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这边</text:p>
          </table:table-cell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那边</text:p>
          </table:table-cell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这么</text:p>
          </table:table-cell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那么</text:p>
          </table:table-cell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誰</text:p>
          </table:table-cell>
          <table:table-cell office:value-type="float" office:value="415" calcext:value-type="float">
            <text:p>415</text:p>
          </table:table-cell>
          <table:table-cell table:style-name="ce3" office:value-type="string" calcext:value-type="string">
            <text:p><text:span text:style-name="T1">四、疑問代詞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什么</text:p>
          </table:table-cell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哪个</text:p>
          </table:table-cell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哪儿</text:p>
          </table:table-cell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哪边</text:p>
          </table:table-cell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怎么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多么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多少</text:p>
          </table:table-cell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多久</text:p>
          </table:table-cell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一个人</text:p>
          </table:table-cell>
          <table:table-cell office:value-type="float" office:value="420" calcext:value-type="float">
            <text:p>420</text:p>
          </table:table-cell>
          <table:table-cell table:style-name="ce3" office:value-type="string" calcext:value-type="string">
            <text:p><text:span text:style-name="T1">一、物量詞</text:span></text:p>
          </table:table-cell>
          <table:table-cell table:style-name="ce3" office:value-type="string" calcext:value-type="string">
            <text:p><text:span text:style-name="T1">量 詞</text:span></text:p>
          </table:table-cell>
          <table:table-cell/>
        </table:table-row>
        <table:table-row table:style-name="ro1">
          <table:table-cell office:value-type="string" calcext:value-type="string">
            <text:p>一头牛</text:p>
          </table:table-cell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一只鸡</text:p>
          </table:table-cell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一条魚</text:p>
          </table:table-cell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一棵树</text:p>
          </table:table-cell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一瓶酒</text:p>
          </table:table-cell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一丛草</text:p>
          </table:table-cell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一朵花儿</text:p>
          </table:table-cell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一串葡萄</text:p>
          </table:table-cell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一頓飯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一支烟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一口水</text:p>
          </table:table-cell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一套衣服</text:p>
          </table:table-cell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一双鞋</text:p>
          </table:table-cell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一条被子</text:p>
          </table:table-cell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一顶帐子</text:p>
          </table:table-cell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一把刀</text:p>
          </table:table-cell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一根針</text:p>
          </table:table-cell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一座房子</text:p>
          </table:table-cell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一座桥</text:p>
          </table:table-cell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一扇門</text:p>
          </table:table-cell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一辆車</text:p>
          </table:table-cell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一只船</text:p>
          </table:table-cell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一件事情</text:p>
          </table:table-cell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一笔生意</text:p>
          </table:table-cell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逼(看一遍）</text:p>
          </table:table-cell>
          <table:table-cell office:value-type="float" office:value="432" calcext:value-type="float">
            <text:p>432</text:p>
          </table:table-cell>
          <table:table-cell table:style-name="ce3" office:value-type="string" calcext:value-type="string">
            <text:p><text:span text:style-name="T1">二、动量詞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次（这一次）</text:p>
          </table:table-cell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趟(走一趟）</text:p>
          </table:table-cell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頓(打一頓）</text:p>
          </table:table-cell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下(打一下）</text:p>
          </table:table-cell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从前</text:p>
          </table:table-cell>
          <table:table-cell office:value-type="float" office:value="435" calcext:value-type="float">
            <text:p>435</text:p>
          </table:table-cell>
          <table:table-cell/>
          <table:table-cell table:style-name="ce2" office:value-type="string" calcext:value-type="string">
            <text:p>副 詞</text:p>
          </table:table-cell>
          <table:table-cell/>
        </table:table-row>
        <table:table-row table:style-name="ro1">
          <table:table-cell office:value-type="string" calcext:value-type="string">
            <text:p>刚才</text:p>
          </table:table-cell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现在</text:p>
          </table:table-cell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一向</text:p>
          </table:table-cell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預先</text:p>
          </table:table-cell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巳經</text:p>
          </table:table-cell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常常</text:p>
          </table:table-cell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赶快</text:p>
          </table:table-cell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馬上</text:p>
          </table:table-cell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很</text:p>
          </table:table-cell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更</text:p>
          </table:table-cell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最</text:p>
          </table:table-cell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太</text:p>
          </table:table-cell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稍微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恰巧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都</text:p>
          </table:table-cell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統統</text:p>
          </table:table-cell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一起</text:p>
          </table:table-cell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又</text:p>
          </table:table-cell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再</text:p>
          </table:table-cell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仍旧</text:p>
          </table:table-cell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反正</text:p>
          </table:table-cell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大約</text:p>
          </table:table-cell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一定</text:p>
          </table:table-cell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不</text:p>
          </table:table-cell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沒〔有〕(未）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別</text:p>
          </table:table-cell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不用</text:p>
          </table:table-cell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把</text:p>
          </table:table-cell>
          <table:table-cell office:value-type="float" office:value="449" calcext:value-type="float">
            <text:p>449</text:p>
          </table:table-cell>
          <table:table-cell/>
          <table:table-cell table:style-name="ce2" office:value-type="string" calcext:value-type="string">
            <text:p>介詞、連詞</text:p>
          </table:table-cell>
          <table:table-cell/>
        </table:table-row>
        <table:table-row table:style-name="ro1">
          <table:table-cell office:value-type="string" calcext:value-type="string">
            <text:p>被</text:p>
          </table:table-cell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替</text:p>
          </table:table-cell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在</text:p>
          </table:table-cell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从</text:p>
          </table:table-cell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到</text:p>
          </table:table-cell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向</text:p>
          </table:table-cell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和</text:p>
          </table:table-cell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如果</text:p>
          </table:table-cell>
          <table:table-cell office:value-type="float" office:value="453" calcext:value-type="float">
            <text:p>45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ohit Hindi" svg:font-family="'Lohit Hind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ohit Hindi1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10:15:39.133358759</meta:creation-date>
    <dc:date>2015-02-01T10:31:25.187403223</dc:date>
    <meta:editing-duration>PT13M57S</meta:editing-duration>
    <meta:editing-cycles>8</meta:editing-cycles>
    <meta:generator>LibreOffice/4.2.8.2$Linux_X86_64 LibreOffice_project/420m0$Build-2</meta:generator>
    <meta:document-statistic meta:table-count="1" meta:cell-count="1854" meta:object-count="0"/>
  </office:meta>
</office:document-meta>
</file>